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59in" style:rel-column-width="805*"/>
    </style:style>
    <style:style style:name="Table3.B" style:family="table-column">
      <style:table-column-properties style:column-width="6.366in" style:rel-column-width="91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59in" style:rel-column-width="805*"/>
    </style:style>
    <style:style style:name="Table4.B" style:family="table-column">
      <style:table-column-properties style:column-width="6.366in" style:rel-column-width="91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6039" officeooo:paragraph-rsid="00086039"/>
    </style:style>
    <style:style style:name="P2" style:family="paragraph" style:parent-style-name="Table_20_Contents">
      <style:text-properties officeooo:paragraph-rsid="00086039"/>
    </style:style>
    <style:style style:name="P3" style:family="paragraph" style:parent-style-name="Standard">
      <style:text-properties officeooo:rsid="00086039" officeooo:paragraph-rsid="00086039"/>
    </style:style>
    <style:style style:name="T1" style:family="text">
      <style:text-properties officeooo:rsid="0008603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## Bài tập về if else</text:p>
      <text:p text:style-name="P3"/>
      <text:p text:style-name="P3"><text:span text:style-name="T3">Bài</text:span> 1: </text:p>
      <text:p text:style-name="P3">Nhập vào 1 số nguyên dương N. Kiểm tra xem N là số chẵn hay lẻ. Nếu N là số lẻ in ra màn hình đó là số lẻ hay là số chẵn.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Input: 3</text:p>
          </table:table-cell>
          <table:table-cell table:style-name="Table1.B1" office:value-type="string">
            <text:p text:style-name="P1">Input: 4</text:p>
          </table:table-cell>
        </table:table-row>
        <table:table-row>
          <table:table-cell table:style-name="Table1.A2" office:value-type="string">
            <text:p text:style-name="P1">Output: 3 là số lẻ</text:p>
          </table:table-cell>
          <table:table-cell table:style-name="Table1.B2" office:value-type="string">
            <text:p text:style-name="Table_20_Contents">Output: <text:span text:style-name="T1">4 là số chẵn</text:span></text:p>
          </table:table-cell>
        </table:table-row>
      </table:table>
      <text:p text:style-name="P3"/>
      <text:p text:style-name="P3"><text:span text:style-name="T3">Bài</text:span> 2: </text:p>
      <text:p text:style-name="P3">Nhập vào 5 số nguyên dương a, b, c, d, e. In ra màn hình số lớn nhất và số nhỏ nhất trong 5 chữ số vừa nhập.</text:p>
      <text:p text:style-name="P3"/>
      <text:p text:style-name="P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Input: 1 5 9 3 8</text:p>
          </table:table-cell>
          <table:table-cell table:style-name="Table2.B1" office:value-type="string">
            <text:p text:style-name="P1">Input: 0 2 3 2</text:p>
          </table:table-cell>
        </table:table-row>
        <table:table-row>
          <table:table-cell table:style-name="Table2.A2" office:value-type="string">
            <text:p text:style-name="P1">Output: 9 1</text:p>
          </table:table-cell>
          <table:table-cell table:style-name="Table2.B2" office:value-type="string">
            <text:p text:style-name="P2">Output: <text:span text:style-name="T1">3 0</text:span></text:p>
          </table:table-cell>
        </table:table-row>
      </table:table>
      <text:p text:style-name="P3"/>
      <text:p text:style-name="P3"><text:span text:style-name="T3">Bài</text:span> 3: </text:p>
      <text:p text:style-name="P3">Nhập vào 3 điểm của môn toán, văn, anh. Mỗi lần nhập xong đều phải in ra số điểm cần đạt được của những môn còn lại</text:p>
      <text:p text:style-name="P3">để được học sinh giỏi. Điều kiện được học sinh giỏi là trung bình cộng của 3 môn phải lớn hơn hoặc bằng 8.Sau khi nhập xong</text:p>
      <text:p text:style-name="P3">nếu trung bình cộng 3 môn &gt;= 8 in ra màn hình "Chúc mừng bạn đạt học sinh giỏi" còn không in ra "Bạn không được học sinh giỏi".</text:p>
      <text:p text:style-name="P3"/>
      <text:p text:style-name="P3">Input: <text:s text:c="3"/>Output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7</text:span></text:p>
          </table:table-cell>
          <table:table-cell table:style-name="Table3.B1" office:value-type="string">
            <text:p text:style-name="Table_20_Contents"><text:span text:style-name="T1">Tổng môn văn và Anh cần đạt 17 điểm mới đạt học sinh giỏi.</text:span></text:p>
          </table:table-cell>
        </table:table-row>
        <table:table-row>
          <table:table-cell table:style-name="Table3.A2" office:value-type="string">
            <text:p text:style-name="P1">8</text:p>
          </table:table-cell>
          <table:table-cell table:style-name="Table3.B2" office:value-type="string">
            <text:p text:style-name="P3">Môn Anh cần đạt điểm 9 bạn mới đạt học sinh giỏi.</text:p>
          </table:table-cell>
        </table:table-row>
        <table:table-row>
          <table:table-cell table:style-name="Table3.A2" office:value-type="string">
            <text:p text:style-name="P1">9</text:p>
          </table:table-cell>
          <table:table-cell table:style-name="Table3.B2" office:value-type="string">
            <text:p text:style-name="P3">Chúc mừng bạn đạt học sinh giỏi.</text:p>
          </table:table-cell>
        </table:table-row>
      </table:table>
      <text:p text:style-name="P3"/>
      <text:p text:style-name="P3">Input: <text:s text:c="3"/>Output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6</text:p>
          </table:table-cell>
          <table:table-cell table:style-name="Table4.B1" office:value-type="string">
            <text:p text:style-name="P2"><text:span text:style-name="T1">Tổng môn văn và Anh cần đạt 18 điểm mới đạt học sinh giỏi.</text:span></text:p>
          </table:table-cell>
        </table:table-row>
        <table:table-row>
          <table:table-cell table:style-name="Table4.A2" office:value-type="string">
            <text:p text:style-name="P1">7</text:p>
          </table:table-cell>
          <table:table-cell table:style-name="Table4.B2" office:value-type="string">
            <text:p text:style-name="P3">Bạn không đủ điểm để đạt học sinh giỏi</text:p>
          </table:table-cell>
        </table:table-row>
        <table:table-row>
          <table:table-cell table:style-name="Table4.A2" office:value-type="string">
            <text:p text:style-name="P1">9</text:p>
          </table:table-cell>
          <table:table-cell table:style-name="Table4.B2" office:value-type="string">
            <text:p text:style-name="P3">Bạn không được học sinh giỏi</text:p>
          </table:table-cell>
        </table:table-row>
      </table:table>
      <text:p text:style-name="P3"/>
      <text:p text:style-name="P3">Bài 4: </text:p>
      <text:p text:style-name="P3">Nhập vào 3 cạnh của 1 tam giác. Kiểm tra xem 3 cạnh đó có tạo thành được tam gia hay không. Nếu có thì kiểm tra tiếp </text:p>
      <text:p text:style-name="P3">xem tam giác đó là tam giác gì. Nếu cân thì in ra "Tam giác cân", đều thì in ra "Tam giác đều",</text:p>
      <text:p text:style-name="P3">vuông thì in ra "Tam giac vuông". Nếu không phải là tam giác thì in ra “Không phải là tam giác”.</text:p>
      <text:p text:style-name="P3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Table_20_Contents">Input: <text:span text:style-name="T1">3 4 5</text:span></text:p>
          </table:table-cell>
          <table:table-cell table:style-name="Table5.B1" office:value-type="string">
            <text:p text:style-name="Table_20_Contents">Input: <text:span text:style-name="T1">1 2 3 </text:span></text:p>
          </table:table-cell>
        </table:table-row>
        <table:table-row>
          <table:table-cell table:style-name="Table5.A2" office:value-type="string">
            <text:p text:style-name="Table_20_Contents">Output: <text:span text:style-name="T1">Tam giác vuông</text:span></text:p>
          </table:table-cell>
          <table:table-cell table:style-name="Table5.B2" office:value-type="string">
            <text:p text:style-name="Table_20_Contents">Output: <text:span text:style-name="T1">Không phải là tam giác</text:span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2:19:22.139017633</meta:creation-date>
    <dc:date>2019-03-17T22:28:24.584305763</dc:date>
    <meta:editing-duration>PT9M2S</meta:editing-duration>
    <meta:editing-cycles>1</meta:editing-cycles>
    <meta:document-statistic meta:table-count="5" meta:image-count="0" meta:object-count="0" meta:page-count="2" meta:paragraph-count="39" meta:word-count="351" meta:character-count="1438" meta:non-whitespace-character-count="1114"/>
    <meta:generator>LibreOffice/5.1.6.2$Linux_X86_64 LibreOffice_project/10m0$Build-2</meta:generator>
  </office:meta>
</office:document-meta>
</file>